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59">
      <style:drawing-page-properties draw:fill="gradient" draw:fill-gradient-name="a45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7" style:parent-style-name="Graphics">
      <style:graphic-properties draw:fill="none" draw:stroke="none"/>
    </style:style>
    <style:style style:family="drawing-page" style:name="a479">
      <style:drawing-page-properties draw:fill="gradient" draw:fill-gradient-name="a4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draw:fill="none" draw:stroke="none"/>
    </style:style>
    <style:style style:family="graphic" style:name="a506" style:parent-style-name="Graphics">
      <style:graphic-properties draw:fill="none" draw:stroke="none"/>
    </style:style>
    <style:style style:family="graphic" style:name="a494" style:parent-style-name="Graphics">
      <style:graphic-properties draw:fill="none" draw:stroke="none"/>
    </style:style>
    <style:style style:family="graphic" style:name="a495" style:parent-style-name="Graphics">
      <style:graphic-properties draw:fill="none" draw:stroke="none"/>
    </style:style>
    <style:style style:family="graphic" style:name="a496" style:parent-style-name="Graphics">
      <style:graphic-properties draw:fill="none" draw:stroke="none"/>
    </style:style>
    <style:style style:family="graphic" style:name="a460" style:parent-style-name="Graphics">
      <style:graphic-properties draw:fill="none" draw:stroke="non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gradient" draw:fill-gradient-name="a49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gradient" draw:fill-gradient-name="a4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9" style:parent-style-name="Graphics">
      <style:graphic-properties draw:fill="none" draw:stroke="non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7" style:parent-style-name="Graphics">
      <style:graphic-properties draw:fill="none" draw:stroke="none"/>
    </style:style>
    <style:style style:family="drawing-page" style:name="a489">
      <style:drawing-page-properties draw:fill="gradient" draw:fill-gradient-name="a48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04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59" draw:master-page-name="Master1-Layout1-title-Diapositive-de-titre" presentation:presentation-page-layout-name="Master1-PPL1" draw:id="Slide-256">
        <draw:frame draw:id="id112" draw:style-name="a460" draw:name="Image 3" svg:x="1.71473in" svg:y="0.44078in" svg:width="10.375in" svg:height="6.18181in" style:rel-width="scale" style:rel-height="scale">
          <draw:image xlink:href="media/image1.png" xlink:type="simple" xlink:show="embed" xlink:actuate="onLoad"/>
          <svg:title/>
          <svg:desc/>
        </draw:frame>
        <draw:frame draw:id="id113" presentation:style-name="a463" draw:name="Titre 1" svg:x="2.72649in" svg:y="0.8774in" svg:width="9.36324in" svg:height="2.77934in" presentation:class="title" presentation:placeholder="false">
          <draw:text-box>
            <text:p text:style-name="a462" text:class-names="" text:cond-style-name=""><text:span text:style-name="a461" text:class-names=""><text:s text:c="1"/></text:span></text:p>
          </draw:text-box>
          <svg:title/>
          <svg:desc/>
        </draw:frame>
        <draw:frame draw:id="id114" presentation:style-name="a466" draw:name="Sous-titre 2" svg:x="2.72649in" svg:y="3.86177in" svg:width="9.36324in" svg:height="1.06914in" presentation:class="subtitle" presentation:placeholder="false">
          <draw:text-box>
            <text:p text:style-name="a465" text:class-names="" text:cond-style-name=""><text:span text:style-name="a464" text:class-names=""><text:s text:c="1"/></text:span></text:p>
          </draw:text-box>
          <svg:title/>
          <svg:desc/>
        </draw:frame>
      </draw:page>
      <draw:page draw:name="Slide8" draw:style-name="a468" draw:master-page-name="Master1-Layout2-obj-Titre-et-contenu" presentation:presentation-page-layout-name="Master1-PPL2" draw:id="Slide-263">
        <draw:frame draw:id="id115" draw:style-name="a469" draw:name="Image 3" svg:x="2.025in" svg:y="0.69565in" svg:width="6.625in" svg:height="5.60644in" style:rel-width="scale" style:rel-height="scale">
          <draw:image xlink:href="media/image2.png" xlink:type="simple" xlink:show="embed" xlink:actuate="onLoad"/>
          <svg:title/>
          <svg:desc/>
        </draw:frame>
        <draw:frame draw:id="id116" presentation:style-name="a472" draw:name="Titre 1" svg:x="1.67836in" svg:y="0.87983in" svg:width="10.41137in" svg:height="1.14746in" presentation:class="title" presentation:placeholder="false">
          <draw:text-box>
            <text:p text:style-name="a471" text:class-names="" text:cond-style-name=""><text:span text:style-name="a470" text:class-names=""><text:s text:c="1"/></text:span></text:p>
          </draw:text-box>
          <svg:title/>
          <svg:desc/>
        </draw:frame>
        <draw:frame draw:id="id117" presentation:style-name="a476" draw:name="Espace réservé du contenu 2" svg:x="2.17836in" svg:y="0.70815in" svg:width="10.41137in" svg:height="3.77364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</text:span></text:p>
              </text:list-item>
            </text:list>
          </draw:text-box>
          <svg:title/>
          <svg:desc/>
        </draw:frame>
        <draw:frame draw:id="id118" draw:style-name="a477" draw:name="Image 4" svg:x="8.57179in" svg:y="0.70815in" svg:width="4.76155in" svg:height="5.5939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479" draw:master-page-name="Master1-Layout2-obj-Titre-et-contenu" presentation:presentation-page-layout-name="Master1-PPL2" draw:id="Slide-262">
        <draw:frame draw:id="id119" presentation:style-name="a482" draw:name="Titre 1" svg:x="1.67836in" svg:y="0.87983in" svg:width="10.41137in" svg:height="1.14746in" presentation:class="title" presentation:placeholder="false">
          <draw:text-box>
            <text:p text:style-name="a481" text:class-names="" text:cond-style-name=""><text:span text:style-name="a480" text:class-names=""><text:s text:c="1"/></text:span></text:p>
          </draw:text-box>
          <svg:title/>
          <svg:desc/>
        </draw:frame>
        <draw:frame draw:id="id120" presentation:style-name="a486" draw:name="Espace réservé du contenu 2" svg:x="1.67836in" svg:y="2.20443in" svg:width="10.41137in" svg:height="3.77364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</text:span></text:p>
              </text:list-item>
            </text:list>
          </draw:text-box>
          <svg:title/>
          <svg:desc/>
        </draw:frame>
        <draw:frame draw:id="id121" draw:style-name="a487" draw:name="Image 3" svg:x="1.77604in" svg:y="0.87983in" svg:width="7.84896in" svg:height="5.475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6" draw:style-name="a489" draw:master-page-name="Master1-Layout2-obj-Titre-et-contenu" presentation:presentation-page-layout-name="Master1-PPL2" draw:id="Slide-261">
        <draw:frame draw:id="id122" presentation:style-name="a492" draw:name="Titre 1" svg:x="1.67836in" svg:y="0.87983in" svg:width="10.41137in" svg:height="1.14746in" presentation:class="title" presentation:placeholder="false">
          <draw:text-box>
            <text:p text:style-name="a491" text:class-names="" text:cond-style-name=""><text:span text:style-name="a490" text:class-names=""><text:s text:c="1"/></text:span></text:p>
          </draw:text-box>
          <svg:title/>
          <svg:desc/>
        </draw:frame>
        <draw:frame draw:id="id123" presentation:style-name="a493" draw:name="Espace réservé du contenu 5" svg:x="4.53051in" svg:y="2.20486in" svg:width="4.70809in" svg:height="3.77257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24" draw:style-name="a494" draw:name="Image 3" svg:x="0.29929in" svg:y="0.3125in" svg:width="4.87571in" svg:height="5.89115in" style:rel-width="scale" style:rel-height="scale">
          <draw:image xlink:href="media/image6.png" xlink:type="simple" xlink:show="embed" xlink:actuate="onLoad"/>
          <svg:title/>
          <svg:desc/>
        </draw:frame>
        <draw:frame draw:id="id125" draw:style-name="a495" draw:name="Image 4" svg:x="5.175in" svg:y="0.4in" svg:width="4.025in" svg:height="5.89115in" style:rel-width="scale" style:rel-height="scale">
          <draw:image xlink:href="media/image7.png" xlink:type="simple" xlink:show="embed" xlink:actuate="onLoad"/>
          <svg:title/>
          <svg:desc/>
        </draw:frame>
        <draw:frame draw:id="id126" draw:style-name="a496" draw:name="Image 6" svg:x="9.2in" svg:y="0.4in" svg:width="4.14062in" svg:height="5.8911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2" draw:style-name="a498" draw:master-page-name="Master1-Layout2-obj-Titre-et-contenu" presentation:presentation-page-layout-name="Master1-PPL2" draw:id="Slide-257">
        <draw:frame draw:id="id127" presentation:style-name="a501" draw:name="Titre 1" svg:x="1.67836in" svg:y="0.87983in" svg:width="10.41137in" svg:height="1.14746in" presentation:class="title" presentation:placeholder="false">
          <draw:text-box>
            <text:p text:style-name="a500" text:class-names="" text:cond-style-name=""><text:span text:style-name="a499" text:class-names=""><text:s text:c="1"/></text:span></text:p>
          </draw:text-box>
          <svg:title/>
          <svg:desc/>
        </draw:frame>
        <draw:frame draw:id="id128" presentation:style-name="a505" draw:name="Espace réservé du contenu 2" svg:x="1.67836in" svg:y="2.20443in" svg:width="10.41137in" svg:height="3.77364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<text:s text:c="1"/></text:span></text:p>
              </text:list-item>
            </text:list>
          </draw:text-box>
          <svg:title/>
          <svg:desc/>
        </draw:frame>
        <draw:frame draw:id="id129" draw:style-name="a506" draw:name="Image 3" svg:x="1.67837in" svg:y="0.74517in" svg:width="6.39664in" svg:height="5.875in" style:rel-width="scale" style:rel-height="scale">
          <draw:image xlink:href="media/image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2.72649in" svg:y="0.8774in" svg:width="9.36324in" svg:height="2.77934in"/>
      <presentation:placeholder presentation:object="subtitle" svg:x="2.72649in" svg:y="3.86177in" svg:width="9.36324in" svg:height="1.06914in"/>
      <presentation:placeholder presentation:object="date-time" svg:x="8.26131in" svg:y="0.3613in" svg:width="3.82843in" svg:height="0.33815in"/>
      <presentation:placeholder presentation:object="footer" svg:x="2.72649in" svg:y="0.36013in" svg:width="5.35576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itre et contenu">
      <presentation:placeholder presentation:object="title" svg:x="1.67836in" svg:y="0.87983in" svg:width="10.41137in" svg:height="1.14746in"/>
      <presentation:placeholder presentation:object="object" svg:x="1.67836in" svg:y="2.20443in" svg:width="10.41137in" svg:height="3.77364in"/>
      <presentation:placeholder presentation:object="date-time" svg:x="8.26131in" svg:y="0.3613in" svg:width="3.82843in" svg:height="0.33815in"/>
      <presentation:placeholder presentation:object="footer" svg:x="1.67836in" svg:y="0.36013in" svg:width="6.4038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Titre de section">
      <presentation:placeholder presentation:object="title" svg:x="1.67849in" svg:y="1.92053in" svg:width="9.36415in" svg:height="2.06469in"/>
      <presentation:placeholder presentation:object="outline" svg:x="1.67836in" svg:y="4.16251in" svg:width="9.35038in" svg:height="1.10775in"/>
      <presentation:placeholder presentation:object="date-time" svg:x="8.26131in" svg:y="0.3613in" svg:width="3.82843in" svg:height="0.33815in"/>
      <presentation:placeholder presentation:object="footer" svg:x="1.67836in" svg:y="0.36013in" svg:width="6.4038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Deux contenus">
      <presentation:placeholder presentation:object="title" svg:x="1.67836in" svg:y="0.88024in" svg:width="10.41137in" svg:height="1.15847in"/>
      <presentation:placeholder presentation:object="object" svg:x="1.67836in" svg:y="2.19912in" svg:width="5.04in" svg:height="3.76in"/>
      <presentation:placeholder presentation:object="object" svg:x="7.05905in" svg:y="2.20619in" svg:width="5.03514in" svg:height="3.76369in"/>
      <presentation:placeholder presentation:object="date-time" svg:x="8.26131in" svg:y="0.3613in" svg:width="3.82843in" svg:height="0.33815in"/>
      <presentation:placeholder presentation:object="footer" svg:x="1.67836in" svg:y="0.36013in" svg:width="6.4038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aison">
      <presentation:placeholder presentation:object="title" svg:x="1.67836in" svg:y="0.87944in" svg:width="10.41137in" svg:height="1.1552in"/>
      <presentation:placeholder presentation:object="outline" svg:x="1.67836in" svg:y="2.20861in" svg:width="5.04in" svg:height="0.87702in"/>
      <presentation:placeholder presentation:object="object" svg:x="1.67836in" svg:y="3.08866in" svg:width="5.04in" svg:height="2.89201in"/>
      <presentation:placeholder presentation:object="outline" svg:x="7.05905in" svg:y="2.21238in" svg:width="5.04in" svg:height="0.87734in"/>
      <presentation:placeholder presentation:object="object" svg:x="7.05905in" svg:y="3.08562in" svg:width="5.04in" svg:height="2.88426in"/>
      <presentation:placeholder presentation:object="date-time" svg:x="8.26131in" svg:y="0.3613in" svg:width="3.82843in" svg:height="0.33815in"/>
      <presentation:placeholder presentation:object="footer" svg:x="1.67836in" svg:y="0.36013in" svg:width="6.4038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Titre seul">
      <presentation:placeholder presentation:object="title" svg:x="1.67836in" svg:y="0.87983in" svg:width="10.41137in" svg:height="1.14746in"/>
      <presentation:placeholder presentation:object="date-time" svg:x="8.26131in" svg:y="0.3613in" svg:width="3.82843in" svg:height="0.33815in"/>
      <presentation:placeholder presentation:object="footer" svg:x="1.67836in" svg:y="0.36013in" svg:width="6.4038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Vide">
      <presentation:placeholder presentation:object="date-time" svg:x="8.26131in" svg:y="0.3613in" svg:width="3.82843in" svg:height="0.33815in"/>
      <presentation:placeholder presentation:object="footer" svg:x="1.67836in" svg:y="0.36013in" svg:width="6.4038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tenu avec légende">
      <presentation:placeholder presentation:object="title" svg:x="1.6783in" svg:y="0.87377in" svg:width="3.48111in" svg:height="2.45748in"/>
      <presentation:placeholder presentation:object="object" svg:x="5.51587in" svg:y="0.87377in" svg:width="6.57532in" svg:height="5.09495in"/>
      <presentation:placeholder presentation:object="outline" svg:x="1.67836in" svg:y="3.50557in" svg:width="3.48315in" svg:height="2.45864in"/>
      <presentation:placeholder presentation:object="date-time" svg:x="8.26131in" svg:y="0.3613in" svg:width="3.82843in" svg:height="0.33815in"/>
      <presentation:placeholder presentation:object="footer" svg:x="1.67836in" svg:y="0.36013in" svg:width="6.4038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Image avec légende">
      <presentation:placeholder presentation:object="title" svg:x="1.67946in" svg:y="1.23525in" svg:width="5.95783in" svg:height="2.00195in"/>
      <presentation:placeholder presentation:object="graphic" svg:x="8.88494in" svg:y="1.22763in" svg:width="3.05246in" svg:height="4.22827in"/>
      <presentation:placeholder presentation:object="outline" svg:x="1.67836in" svg:y="3.4405in" svg:width="5.9493in" svg:height="2.19132in"/>
      <presentation:placeholder presentation:object="date-time" svg:x="1.67836in" svg:y="5.98191in" svg:width="5.9493in" svg:height="0.35009in"/>
      <presentation:placeholder presentation:object="footer" svg:x="1.6786in" svg:y="0.34847in" svg:width="5.96399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itre et texte vertical">
      <presentation:placeholder presentation:object="title" svg:x="1.67836in" svg:y="0.87983in" svg:width="10.41137in" svg:height="1.14746in"/>
      <presentation:placeholder presentation:object="outline" svg:x="1.67836in" svg:y="2.20443in" svg:width="10.41137in" svg:height="3.77364in"/>
      <presentation:placeholder presentation:object="date-time" svg:x="8.26131in" svg:y="0.3613in" svg:width="3.82843in" svg:height="0.33815in"/>
      <presentation:placeholder presentation:object="footer" svg:x="1.67836in" svg:y="0.36013in" svg:width="6.4038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Titre vertical et texte">
      <presentation:placeholder presentation:object="title" svg:x="10.32274in" svg:y="0.9666in" svg:width="1.767in" svg:height="5.00328in"/>
      <presentation:placeholder presentation:object="outline" svg:x="1.67836in" svg:y="0.9666in" svg:width="8.46326in" svg:height="5.00328in"/>
      <presentation:placeholder presentation:object="date-time" svg:x="8.26131in" svg:y="0.3613in" svg:width="3.82843in" svg:height="0.33815in"/>
      <presentation:placeholder presentation:object="footer" svg:x="1.67836in" svg:y="0.36013in" svg:width="6.4038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8" draw:style="radial" draw:cx="57%" draw:cy="0%" draw:start-color="#d7d5d1" draw:end-color="#fafaf9" draw:start-intensity="100%" draw:end-intensity="100%"/>
    <draw:gradient draw:name="a418" draw:style="radial" draw:cx="57%" draw:cy="0%" draw:start-color="#d7d5d1" draw:end-color="#fafaf9" draw:start-intensity="100%" draw:end-intensity="100%"/>
    <draw:gradient draw:name="a193" draw:style="linear" draw:angle="0" draw:start-color="#edebe7" draw:end-color="#edebe7" draw:start-intensity="0%" draw:end-intensity="100%"/>
    <draw:gradient draw:name="a458" draw:style="radial" draw:cx="57%" draw:cy="0%" draw:start-color="#d7d5d1" draw:end-color="#fafaf9" draw:start-intensity="100%" draw:end-intensity="100%"/>
    <draw:gradient draw:name="a497" draw:style="radial" draw:cx="57%" draw:cy="0%" draw:start-color="#d7d5d1" draw:end-color="#fafaf9" draw:start-intensity="100%" draw:end-intensity="100%"/>
    <draw:gradient draw:name="a372" draw:style="linear" draw:angle="0" draw:start-color="#1b1914" draw:end-color="#1b1914" draw:start-intensity="100%" draw:end-intensity="100%"/>
    <draw:gradient draw:name="a105" draw:style="radial" draw:cx="57%" draw:cy="0%" draw:start-color="#d7d5d1" draw:end-color="#fafaf9" draw:start-intensity="100%" draw:end-intensity="100%"/>
    <draw:gradient draw:name="a339" draw:style="radial" draw:cx="57%" draw:cy="0%" draw:start-color="#d7d5d1" draw:end-color="#fafaf9" draw:start-intensity="100%" draw:end-intensity="100%"/>
    <draw:gradient draw:name="a65" draw:style="radial" draw:cx="57%" draw:cy="0%" draw:start-color="#d7d5d1" draw:end-color="#fafaf9" draw:start-intensity="100%" draw:end-intensity="100%"/>
    <draw:gradient draw:name="a376" draw:style="linear" draw:angle="1800" draw:start-color="#dadada" draw:end-color="#fffffe" draw:start-intensity="100%" draw:end-intensity="100%"/>
    <draw:gradient draw:name="a109" draw:style="linear" draw:angle="0" draw:start-color="#edebe7" draw:end-color="#edebe7" draw:start-intensity="0%" draw:end-intensity="100%"/>
    <draw:gradient draw:name="a378" draw:style="radial" draw:cx="57%" draw:cy="0%" draw:start-color="#d7d5d1" draw:end-color="#fafaf9" draw:start-intensity="100%" draw:end-intensity="100%"/>
    <draw:gradient draw:name="a254" draw:style="radial" draw:cx="57%" draw:cy="0%" draw:start-color="#d7d5d1" draw:end-color="#fafaf9" draw:start-intensity="100%" draw:end-intensity="100%"/>
    <draw:gradient draw:name="a69" draw:style="linear" draw:angle="0" draw:start-color="#edebe7" draw:end-color="#edebe7" draw:start-intensity="0%" draw:end-intensity="100%"/>
    <draw:gradient draw:name="a488" draw:style="radial" draw:cx="57%" draw:cy="0%" draw:start-color="#d7d5d1" draw:end-color="#fafaf9" draw:start-intensity="100%" draw:end-intensity="100%"/>
    <draw:gradient draw:name="a295" draw:style="radial" draw:cx="57%" draw:cy="0%" draw:start-color="#d7d5d1" draw:end-color="#fafaf9" draw:start-intensity="100%" draw:end-intensity="100%"/>
    <draw:gradient draw:name="a258" draw:style="linear" draw:angle="0" draw:start-color="#edebe7" draw:end-color="#edebe7" draw:start-intensity="0%" draw:end-intensity="100%"/>
    <draw:gradient draw:name="a132" draw:style="radial" draw:cx="57%" draw:cy="0%" draw:start-color="#d7d5d1" draw:end-color="#fafaf9" draw:start-intensity="100%" draw:end-intensity="100%"/>
    <draw:gradient draw:name="a189" draw:style="radial" draw:cx="57%" draw:cy="0%" draw:start-color="#d7d5d1" draw:end-color="#fafaf9" draw:start-intensity="100%" draw:end-intensity="100%"/>
    <draw:gradient draw:name="a136" draw:style="linear" draw:angle="0" draw:start-color="#edebe7" draw:end-color="#edebe7" draw:start-intensity="0%" draw:end-intensity="100%"/>
    <draw:gradient draw:name="a299" draw:style="linear" draw:angle="0" draw:start-color="#edebe7" draw:end-color="#edebe7" draw:start-intensity="0%" draw:end-intensity="100%"/>
    <draw:gradient draw:name="a0" draw:style="radial" draw:cx="57%" draw:cy="0%" draw:start-color="#d7d5d1" draw:end-color="#fafaf9" draw:start-intensity="100%" draw:end-intensity="100%"/>
    <draw:gradient draw:name="a281" draw:style="linear" draw:angle="0" draw:start-color="#edebe7" draw:end-color="#edebe7" draw:start-intensity="0%" draw:end-intensity="100%"/>
    <draw:gradient draw:name="a478" draw:style="radial" draw:cx="57%" draw:cy="0%" draw:start-color="#d7d5d1" draw:end-color="#fafaf9" draw:start-intensity="100%" draw:end-intensity="100%"/>
    <draw:gradient draw:name="a4" draw:style="linear" draw:angle="0" draw:start-color="#edebe7" draw:end-color="#edebe7" draw:start-intensity="0%" draw:end-intensity="100%"/>
    <draw:gradient draw:name="a422" draw:style="linear" draw:angle="0" draw:start-color="#edebe7" draw:end-color="#edebe7" draw:start-intensity="0%" draw:end-intensity="100%"/>
    <draw:gradient draw:name="a42" draw:style="linear" draw:angle="0" draw:start-color="#edebe7" draw:end-color="#edebe7" draw:start-intensity="0%" draw:end-intensity="100%"/>
    <draw:gradient draw:name="a467" draw:style="radial" draw:cx="57%" draw:cy="0%" draw:start-color="#d7d5d1" draw:end-color="#fafaf9" draw:start-intensity="100%" draw:end-intensity="100%"/>
    <draw:gradient draw:name="a343" draw:style="linear" draw:angle="0" draw:start-color="#edebe7" draw:end-color="#edebe7" draw:start-intensity="0%" draw:end-intensity="100%"/>
    <draw:gradient draw:name="a382" draw:style="linear" draw:angle="0" draw:start-color="#edebe7" draw:end-color="#edebe7" draw:start-intensity="0%" draw:end-intensity="100%"/>
    <draw:gradient draw:name="a277" draw:style="radial" draw:cx="57%" draw:cy="0%" draw:start-color="#d7d5d1" draw:end-color="#fafaf9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419">
      <style:drawing-page-properties draw:fill="gradient" draw:fill-gradient-name="a41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text-transform="uppercase" fo:color="#5fa534" style:text-line-through-type="none" style:text-line-through-style="none" style:text-line-through-width="auto" style:text-line-through-color="font-color" style:text-position="0% 100%" fo:font-family="Palatino Linotyp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gradient" draw:fill-gradient-name="a422" draw:stroke="none" draw:auto-grow-width="false" draw:auto-grow-height="false"/>
      <style:paragraph-properties style:font-independent-line-spacing="true" style:writing-mode="lr-tb"/>
    </style:style>
    <style:style style:family="graphic" style:name="a424" style:parent-style-name="Graphics">
      <style:graphic-properties draw:fill="none" fo:clip="rect(0.04547in, 0in, -0.04547in, 0in)" draw:stroke="non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draw:fill="none" draw:stroke="solid" svg:stroke-width="0.01389in" svg:stroke-color="#000001" svg:stroke-opacity="20%" svg:stroke-linecap="butt"/>
    </style:style>
    <style:style style:family="paragraph" style:name="a8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1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">
      <style:graphic-properties draw:fill="none" draw:stroke="solid" svg:stroke-width="0.04167in" svg:stroke-color="#5fa534" svg:stroke-opacity="100%" svg:stroke-linecap="butt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">
      <style:drawing-page-properties draw:fill="gradient" draw:fill-gradient-name="a10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gradient" draw:fill-gradient-name="a109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 style:parent-style-name="Graphics">
      <style:graphic-properties draw:fill="none" fo:clip="rect(0.04547in, 0in, -0.04547in, 0in)" draw:stroke="non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">
      <style:graphic-properties draw:fill="none" draw:stroke="solid" svg:stroke-width="0.01389in" svg:stroke-color="#000001" svg:stroke-opacity="20%" svg:stroke-linecap="butt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">
      <style:text-properties fo:text-transform="uppercase" fo:color="#5fa534" style:text-line-through-type="none" style:text-line-through-style="none" style:text-line-through-width="auto" style:text-line-through-color="font-color" style:text-position="0% 100%" fo:font-family="Palatino Linotyp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8">
      <style:graphic-properties draw:fill="none" draw:stroke="solid" svg:stroke-width="0.04167in" svg:stroke-color="#5fa534" svg:stroke-opacity="100%" svg:stroke-linecap="butt"/>
    </style:style>
    <style:style style:family="paragraph" style:name="a44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0">
      <style:drawing-page-properties draw:fill="gradient" draw:fill-gradient-name="a3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gradient" draw:fill-gradient-name="a343" draw:stroke="none" draw:auto-grow-width="false" draw:auto-grow-height="false"/>
      <style:paragraph-properties style:font-independent-line-spacing="true" style:writing-mode="lr-tb"/>
    </style:style>
    <style:style style:family="graphic" style:name="a345" style:parent-style-name="Graphics">
      <style:graphic-properties draw:fill="none" fo:clip="rect(0.04547in, 0in, -0.04547in, 0in)" draw:stroke="none"/>
    </style:style>
    <style:style style:family="graphic" style:name="a346">
      <style:graphic-properties draw:fill="none" draw:stroke="solid" svg:stroke-width="0.01389in" svg:stroke-color="#000001" svg:stroke-opacity="20%" svg:stroke-linecap="butt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7">
      <style:graphic-properties draw:fill="none" draw:stroke="solid" svg:stroke-width="0.04167in" svg:stroke-color="#5fa534" svg:stroke-opacity="100%" svg:stroke-linecap="butt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">
      <style:graphic-properties draw:fill="none" draw:stroke="solid" svg:stroke-width="0.04167in" svg:stroke-color="#5fa534" svg:stroke-opacity="100%" svg:stroke-linecap="butt"/>
    </style:style>
    <style:style style:family="drawing-page" style:name="a133">
      <style:drawing-page-properties draw:fill="gradient" draw:fill-gradient-name="a13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gradient" draw:fill-gradient-name="a136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 style:parent-style-name="Graphics">
      <style:graphic-properties draw:fill="none" fo:clip="rect(0.04547in, 0in, -0.04547in, 0in)" draw:stroke="none"/>
    </style:style>
    <style:style style:family="graphic" style:name="a139">
      <style:graphic-properties draw:fill="none" draw:stroke="solid" svg:stroke-width="0.01389in" svg:stroke-color="#000001" svg:stroke-opacity="20%" svg:stroke-linecap="butt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3">
      <style:graphic-properties draw:fill="none" draw:stroke="solid" svg:stroke-width="0.04167in" svg:stroke-color="#5fa534" svg:stroke-opacity="100%" svg:stroke-linecap="butt"/>
    </style:style>
    <style:style style:family="drawing-page" style:name="a255">
      <style:drawing-page-properties draw:fill="gradient" draw:fill-gradient-name="a25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gradient" draw:fill-gradient-name="a258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9">
      <style:graphic-properties draw:fill="none" draw:stroke="solid" svg:stroke-width="0.04167in" svg:stroke-color="#5fa534" svg:stroke-opacity="100%" svg:stroke-linecap="butt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 style:parent-style-name="Graphics">
      <style:graphic-properties draw:fill="none" fo:clip="rect(0.04547in, 0in, -0.04547in, 0in)" draw:stroke="none"/>
    </style:style>
    <style:style style:family="paragraph" style:name="a15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draw:fill="none" draw:stroke="solid" svg:stroke-width="0.01389in" svg:stroke-color="#000001" svg:stroke-opacity="20%" svg:stroke-linecap="butt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3">
      <style:graphic-properties fo:wrap-option="wrap" fo:padding-top="0in" fo:padding-bottom="0in" fo:padding-left="0in" fo:padding-right="0in" draw:textarea-vertical-align="top" draw:textarea-horizontal-align="left" draw:fill="gradient" draw:fill-gradient-name="a372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in" fo:padding-bottom="0in" fo:padding-left="0in" fo:padding-right="0in" draw:textarea-vertical-align="top" draw:textarea-horizontal-align="left" draw:fill="gradient" draw:fill-gradient-name="a376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gradient" draw:fill-gradient-name="a3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6">
      <style:graphic-properties draw:fill="none" draw:stroke="solid" svg:stroke-width="0.04167in" svg:stroke-color="#5fa534" svg:stroke-opacity="100%" svg:stroke-linecap="butt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8">
      <style:drawing-page-properties draw:fill="gradient" draw:fill-gradient-name="a27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gradient" draw:fill-gradient-name="a382" draw:stroke="none" draw:auto-grow-width="false" draw:auto-grow-height="false"/>
      <style:paragraph-properties style:font-independent-line-spacing="true" style:writing-mode="lr-tb"/>
    </style:style>
    <style:style style:family="graphic" style:name="a384" style:parent-style-name="Graphics">
      <style:graphic-properties draw:fill="none" fo:clip="rect(0.04547in, 0in, -0.04547in, 0in)" draw:stroke="none"/>
    </style:style>
    <style:style style:family="graphic" style:name="a385">
      <style:graphic-properties draw:fill="none" draw:stroke="solid" svg:stroke-width="0.01389in" svg:stroke-color="#000001" svg:stroke-opacity="20%" svg:stroke-linecap="butt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2">
      <style:graphic-properties fo:wrap-option="wrap" fo:padding-top="0in" fo:padding-bottom="0in" fo:padding-left="0in" fo:padding-right="0in" draw:textarea-vertical-align="top" draw:textarea-horizontal-align="left" draw:fill="gradient" draw:fill-gradient-name="a281" draw:stroke="none" draw:auto-grow-width="false" draw:auto-grow-height="false"/>
      <style:paragraph-properties style:font-independent-line-spacing="true" style:writing-mode="lr-tb"/>
    </style:style>
    <style:style style:family="graphic" style:name="a283" style:parent-style-name="Graphics">
      <style:graphic-properties draw:fill="none" fo:clip="rect(0.04547in, 0in, -0.04547in, 0in)" draw:stroke="none"/>
    </style:style>
    <style:style style:family="graphic" style:name="a284">
      <style:graphic-properties draw:fill="none" draw:stroke="solid" svg:stroke-width="0.01389in" svg:stroke-color="#000001" svg:stroke-opacity="20%" svg:stroke-linecap="butt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8">
      <style:graphic-properties draw:fill="none" draw:stroke="solid" svg:stroke-width="0.04167in" svg:stroke-color="#5fa534" svg:stroke-opacity="100%" svg:stroke-linecap="butt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gradient" draw:fill-gradient-name="a29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">
      <style:drawing-page-properties draw:fill="gradient" draw:fill-gradient-name="a18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gradient" draw:fill-gradient-name="a193" draw:stroke="none" draw:auto-grow-width="false" draw:auto-grow-height="false"/>
      <style:paragraph-properties style:font-independent-line-spacing="true" style:writing-mode="lr-tb"/>
    </style:style>
    <style:style style:family="graphic" style:name="a195" style:parent-style-name="Graphics">
      <style:graphic-properties draw:fill="none" fo:clip="rect(0.04547in, 0in, -0.04547in, 0in)" draw:stroke="none"/>
    </style:style>
    <style:style style:family="graphic" style:name="a196">
      <style:graphic-properties draw:fill="none" draw:stroke="solid" svg:stroke-width="0.01389in" svg:stroke-color="#000001" svg:stroke-opacity="20%" svg:stroke-linecap="butt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">
      <style:graphic-properties draw:fill="none" draw:stroke="solid" svg:stroke-width="0.01389in" svg:stroke-color="#000001" svg:stroke-opacity="20%" svg:stroke-linecap="butt"/>
    </style:style>
    <style:style style:family="drawing-page" style:name="a39">
      <style:drawing-page-properties draw:fill="gradient" draw:fill-gradient-name="a3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gradient" draw:fill-gradient-name="a42" draw:stroke="none" draw:auto-grow-width="false" draw:auto-grow-height="false"/>
      <style:paragraph-properties style:font-independent-line-spacing="true" style:writing-mode="lr-tb"/>
    </style:style>
    <style:style style:family="graphic" style:name="a44" style:parent-style-name="Graphics">
      <style:graphic-properties draw:fill="none" fo:clip="rect(0.04547in, 0in, -0.04547in, 0in)" draw:stroke="none"/>
    </style:style>
    <style:style style:family="graphic" style:name="a45">
      <style:graphic-properties draw:fill="none" draw:stroke="solid" svg:stroke-width="0.01389in" svg:stroke-color="#000001" svg:stroke-opacity="20%" svg:stroke-linecap="butt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04547in, 0in, -0.04547in, 0in)" draw:stroke="non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">
      <style:graphic-properties draw:fill="none" draw:stroke="solid" svg:stroke-width="0.04167in" svg:stroke-color="#5fa534" svg:stroke-opacity="100%" svg:stroke-linecap="butt"/>
    </style:style>
    <style:style style:family="paragraph" style:name="a4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gradient" draw:fill-gradient-name="a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fo:wrap-option="wrap" fo:padding-top="0in" fo:padding-bottom="0in" fo:padding-left="0in" fo:padding-right="0in" draw:textarea-vertical-align="top" draw:textarea-horizontal-align="left" draw:fill="gradient" draw:fill-gradient-name="a299" draw:stroke="none" draw:auto-grow-width="false" draw:auto-grow-height="false"/>
      <style:paragraph-properties style:font-independent-line-spacing="true" style:writing-mode="lr-tb"/>
    </style:style>
    <style:style style:family="graphic" style:name="a301" style:parent-style-name="Graphics">
      <style:graphic-properties draw:fill="none" fo:clip="rect(0.04547in, 0in, -0.04547in, 0in)" draw:stroke="none"/>
    </style:style>
    <style:style style:family="graphic" style:name="a302">
      <style:graphic-properties draw:fill="none" draw:stroke="solid" svg:stroke-width="0.01389in" svg:stroke-color="#000001" svg:stroke-opacity="20%" svg:stroke-linecap="butt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5fa534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gradient" draw:fill-gradient-name="a69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 style:parent-style-name="Graphics">
      <style:graphic-properties draw:fill="none" fo:clip="rect(0.04547in, 0in, -0.04547in, 0in)" draw:stroke="non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">
      <style:graphic-properties draw:fill="none" draw:stroke="solid" svg:stroke-width="0.01389in" svg:stroke-color="#000001" svg:stroke-opacity="20%" svg:stroke-linecap="butt"/>
    </style:style>
    <style:style style:family="graphic" style:name="a417">
      <style:graphic-properties draw:fill="none" draw:stroke="solid" svg:stroke-width="0.04167in" svg:stroke-color="#5fa534" svg:stroke-opacity="100%" svg:stroke-linecap="but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8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85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216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5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color="#5fa5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fa5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fa5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fa5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fa5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fa534" fo:font-family="Arial" style:font-family-generic="swiss" style:font-pitch="variable" fo:font-size="100%"/>
      </text:list-level-style-bullet>
    </text:list-style>
    <number:date-style xmlns:number="urn:oasis:names:tc:opendocument:xmlns:datastyle:1.0" style:name="a1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erie" style:page-layout-name="pageLayout1" draw:style-name="a1">
      <draw:custom-shape svg:x="0in" svg:y="2.20443in" svg:width="13.33333in" svg:height="4.50441in" draw:id="id0" draw:style-name="a5" draw:name="Rectangle 8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6" draw:name="Picture 6" svg:x="0in" svg:y="6.71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frame draw:id="id2" presentation:style-name="a10" draw:name="Title Placeholder 1" svg:x="1.67836in" svg:y="0.87983in" svg:width="10.41137in" svg:height="1.14746in" presentation:class="title" presentation:placeholder="false">
        <draw:text-box>
          <text:p text:style-name="a9" text:class-names="" text:cond-style-name=""><text:span text:style-name="a7" text:class-names="">Modifiez le style du titre</text:span><text:span text:style-name="a8" text:class-names=""/></text:p>
        </draw:text-box>
        <svg:title/>
        <svg:desc/>
      </draw:frame>
      <draw:frame draw:id="id3" presentation:style-name="a26" draw:name="Text Placeholder 2" svg:x="1.67836in" svg:y="2.20443in" svg:width="10.41137in" svg:height="3.7736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0" draw:name="Date Placeholder 3" svg:x="8.26131in" svg:y="0.3613in" svg:width="3.82843in" svg:height="0.33815in" presentation:class="date-time" presentation:placeholder="false">
        <draw:text-box>
          <text:p text:style-name="a29" text:class-names="" text:cond-style-name=""><text:span text:style-name="a27" text:class-names=""><text:date text:fixed="false" style:data-style-name="a28">5/29/2018</text:date></text:span></text:p>
        </draw:text-box>
        <svg:title/>
        <svg:desc/>
      </draw:frame>
      <draw:frame draw:id="id5" presentation:style-name="a33" draw:name="Footer Placeholder 4" svg:x="1.67836in" svg:y="0.36013in" svg:width="6.4038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6" presentation:style-name="a36" draw:name="Slide Number Placeholder 5" svg:x="0.525in" svg:y="0.87377in" svg:width="0.88694in" svg:height="0.55072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  <draw:connector draw:type="line" svg:x1="0in" svg:y1="6.71665in" svg:x2="13.33333in" svg:y2="6.71665in" draw:id="id7" draw:style-name="a37" draw:name="Straight Connector 11">
        <svg:title/>
        <svg:desc/>
      </draw:connector>
    </style:master-page>
    <style:master-page style:name="Master1-Layout1-title-Diapositive-de-titre" style:page-layout-name="pageLayout1" draw:style-name="a39">
      <draw:custom-shape svg:x="0in" svg:y="2.20443in" svg:width="13.33333in" svg:height="4.50441in" draw:id="id8" draw:layer="Master1-bg" draw:style-name="a43" draw:name="Rectangle 8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4" draw:name="Picture 6" svg:x="0in" svg:y="6.71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onnector draw:type="line" svg:x1="0in" svg:y1="6.71665in" svg:x2="13.33333in" svg:y2="6.71665in" draw:id="id10" draw:layer="Master1-bg" draw:style-name="a45" draw:name="Straight Connector 11">
        <svg:title/>
        <svg:desc/>
      </draw:connector>
      <draw:frame draw:id="id11" presentation:style-name="a49" draw:name="Title 1" svg:x="2.72649in" svg:y="0.8774in" svg:width="9.36324in" svg:height="2.77934in" presentation:class="title" presentation:placeholder="false">
        <draw:text-box>
          <text:p text:style-name="a48" text:class-names="" text:cond-style-name=""><text:span text:style-name="a46" text:class-names="">Modifiez le style du titre</text:span><text:span text:style-name="a47" text:class-names=""/></text:p>
        </draw:text-box>
        <svg:title/>
        <svg:desc/>
      </draw:frame>
      <draw:frame draw:id="id12" presentation:style-name="a53" draw:name="Subtitle 2" svg:x="2.72649in" svg:y="3.86177in" svg:width="9.36324in" svg:height="1.06914in" presentation:class="subtitle" presentation:placeholder="false">
        <draw:text-box>
          <text:p text:style-name="a52" text:class-names="" text:cond-style-name=""><text:span text:style-name="a50" text:class-names="">Modifiez le style des sous-titres du masque</text:span><text:span text:style-name="a51" text:class-names=""/></text:p>
        </draw:text-box>
        <svg:title/>
        <svg:desc/>
      </draw:frame>
      <draw:frame draw:id="id13" presentation:style-name="a57" draw:name="Date Placeholder 3" svg:x="8.26131in" svg:y="0.3613in" svg:width="3.82843in" svg:height="0.33815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5/29/2018</text:date></text:span></text:p>
        </draw:text-box>
        <svg:title/>
        <svg:desc/>
      </draw:frame>
      <draw:frame draw:id="id14" presentation:style-name="a60" draw:name="Footer Placeholder 4" svg:x="2.72649in" svg:y="0.36013in" svg:width="5.35576in" svg:height="0.33815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lide Number Placeholder 5" svg:x="1.57225in" svg:y="0.87377in" svg:width="0.88694in" svg:height="0.55072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draw:connector draw:type="line" svg:x1="2.55319in" svg:y1="0.87377in" svg:x2="2.55319in" svg:y2="3.65675in" draw:id="id16" draw:style-name="a64" draw:name="Straight Connector 7">
        <svg:title/>
        <svg:desc/>
      </draw:connector>
    </style:master-page>
    <style:master-page style:name="Master1-Layout2-obj-Titre-et-contenu" style:page-layout-name="pageLayout1" draw:style-name="a66">
      <draw:custom-shape svg:x="0in" svg:y="2.20443in" svg:width="13.33333in" svg:height="4.50441in" draw:id="id17" draw:layer="Master1-bg" draw:style-name="a70" draw:name="Rectangle 8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71" draw:name="Picture 6" svg:x="0in" svg:y="6.71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onnector draw:type="line" svg:x1="0in" svg:y1="6.71665in" svg:x2="13.33333in" svg:y2="6.71665in" draw:id="id19" draw:layer="Master1-bg" draw:style-name="a72" draw:name="Straight Connector 11">
        <svg:title/>
        <svg:desc/>
      </draw:connector>
      <draw:frame draw:id="id20" presentation:style-name="a76" draw:name="Title 1" svg:x="1.67836in" svg:y="0.87983in" svg:width="10.41137in" svg:height="1.14746in" presentation:class="title" presentation:placeholder="false">
        <draw:text-box>
          <text:p text:style-name="a75" text:class-names="" text:cond-style-name=""><text:span text:style-name="a73" text:class-names="">Modifiez le style du titre</text:span><text:span text:style-name="a74" text:class-names=""/></text:p>
        </draw:text-box>
        <svg:title/>
        <svg:desc/>
      </draw:frame>
      <draw:frame draw:id="id21" presentation:style-name="a93" draw:name="Content Placeholder 2" svg:x="1.67836in" svg:y="2.20443in" svg:width="10.41137in" svg:height="3.77364in" presentation:class="object" presentation:placeholder="false">
        <draw:text-box>
          <text:list text:style-name="a79">
            <text:list-item>
              <text:p text:style-name="a78" text:class-names="" text:cond-style-name=""><text:span text:style-name="a77" text:class-names="">Modifier les styles du texte du masque</text:span></text:p>
            </text:list-item>
          </text:list>
          <text:list text:style-name="a82">
            <text:list-item>
              <text:list text:style-name="a82">
                <text:list-item>
                  <text:p text:style-name="a81" text:class-names="" text:cond-style-name=""><text:span text:style-name="a80" text:class-names="">Deuxième niveau</text:span></text:p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p text:style-name="a84" text:class-names="" text:cond-style-name=""><text:span text:style-name="a8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p text:style-name="a87" text:class-names="" text:cond-style-name=""><text:span text:style-name="a8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list text:style-name="a92">
                            <text:list-item>
                              <text:p text:style-name="a91" text:class-names="" text:cond-style-name=""><text:span text:style-name="a89" text:class-names="">Cinquième niveau</text:span><text:span text:style-name="a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7" draw:name="Date Placeholder 3" svg:x="8.26131in" svg:y="0.3613in" svg:width="3.82843in" svg:height="0.33815in" presentation:class="date-time" presentation:placeholder="false">
        <draw:text-box>
          <text:p text:style-name="a96" text:class-names="" text:cond-style-name=""><text:span text:style-name="a94" text:class-names=""><text:date text:fixed="false" style:data-style-name="a95">5/29/2018</text:date></text:span></text:p>
        </draw:text-box>
        <svg:title/>
        <svg:desc/>
      </draw:frame>
      <draw:frame draw:id="id23" presentation:style-name="a100" draw:name="Footer Placeholder 4" svg:x="1.67836in" svg:y="0.36013in" svg:width="6.40389in" svg:height="0.33815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4" presentation:style-name="a103" draw:name="Slide Number Placeholder 5" svg:x="0.525in" svg:y="0.87377in" svg:width="0.88694in" svg:height="0.55072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  <draw:connector draw:type="line" svg:x1="1.5001in" svg:y1="0.87377in" svg:x2="1.5001in" svg:y2="2.04084in" draw:id="id25" draw:style-name="a104" draw:name="Straight Connector 7">
        <svg:title/>
        <svg:desc/>
      </draw:connector>
    </style:master-page>
    <style:master-page style:name="Master1-Layout3-secHead-Titre-de-section" style:page-layout-name="pageLayout1" draw:style-name="a106">
      <draw:custom-shape svg:x="0in" svg:y="2.20443in" svg:width="13.33333in" svg:height="4.50441in" draw:id="id26" draw:layer="Master1-bg" draw:style-name="a110" draw:name="Rectangle 8">
        <svg:title/>
        <svg:desc/>
        <text:p text:style-name="a108" text:class-names="" text:cond-style-name=""><text:span text:style-name="a1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11" draw:name="Picture 6" svg:x="0in" svg:y="6.71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onnector draw:type="line" svg:x1="0in" svg:y1="6.71665in" svg:x2="13.33333in" svg:y2="6.71665in" draw:id="id28" draw:layer="Master1-bg" draw:style-name="a112" draw:name="Straight Connector 11">
        <svg:title/>
        <svg:desc/>
      </draw:connector>
      <draw:frame draw:id="id29" presentation:style-name="a116" draw:name="Title 1" svg:x="1.67849in" svg:y="1.92053in" svg:width="9.36415in" svg:height="2.06469in" presentation:class="title" presentation:placeholder="false">
        <draw:text-box>
          <text:p text:style-name="a115" text:class-names="" text:cond-style-name=""><text:span text:style-name="a113" text:class-names="">Modifiez le style du titre</text:span><text:span text:style-name="a114" text:class-names=""/></text:p>
        </draw:text-box>
        <svg:title/>
        <svg:desc/>
      </draw:frame>
      <draw:frame draw:id="id30" presentation:style-name="a120" draw:name="Text Placeholder 2" svg:x="1.67836in" svg:y="4.16251in" svg:width="9.35038in" svg:height="1.10775in" presentation:class="outline" presentation:placeholder="false">
        <draw:text-box>
          <text:list text:style-name="a119">
            <text:list-item>
              <text:p text:style-name="a118" text:class-names="" text:cond-style-name=""><text:span text:style-name="a117" text:class-names="">Modifier les styles du texte du masque</text:span></text:p>
            </text:list-item>
          </text:list>
        </draw:text-box>
        <svg:title/>
        <svg:desc/>
      </draw:frame>
      <draw:frame draw:id="id31" presentation:style-name="a124" draw:name="Date Placeholder 3" svg:x="8.26131in" svg:y="0.3613in" svg:width="3.82843in" svg:height="0.33815in" presentation:class="date-time" presentation:placeholder="false">
        <draw:text-box>
          <text:p text:style-name="a123" text:class-names="" text:cond-style-name=""><text:span text:style-name="a121" text:class-names=""><text:date text:fixed="false" style:data-style-name="a122">5/29/2018</text:date></text:span></text:p>
        </draw:text-box>
        <svg:title/>
        <svg:desc/>
      </draw:frame>
      <draw:frame draw:id="id32" presentation:style-name="a127" draw:name="Footer Placeholder 4" svg:x="1.67836in" svg:y="0.36013in" svg:width="6.40389in" svg:height="0.33815in" presentation:class="footer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33" presentation:style-name="a130" draw:name="Slide Number Placeholder 5" svg:x="0.525in" svg:y="0.87377in" svg:width="0.88694in" svg:height="0.55072in" presentation:class="page-number" presentation:placeholder="false">
        <draw:text-box>
          <text:p text:style-name="a129" text:class-names="" text:cond-style-name=""><text:span text:style-name="a128" text:class-names=""><text:page-number style:num-format="1" text:fixed="false"/></text:span></text:p>
        </draw:text-box>
        <svg:title/>
        <svg:desc/>
      </draw:frame>
      <draw:connector draw:type="line" svg:x1="1.5001in" svg:y1="0.87377in" svg:x2="1.5001in" svg:y2="3.98521in" draw:id="id34" draw:style-name="a131" draw:name="Straight Connector 7">
        <svg:title/>
        <svg:desc/>
      </draw:connector>
    </style:master-page>
    <style:master-page style:name="Master1-Layout4-twoObj-Deux-contenus" style:page-layout-name="pageLayout1" draw:style-name="a133">
      <draw:custom-shape svg:x="0in" svg:y="2.20443in" svg:width="13.33333in" svg:height="4.50441in" draw:id="id35" draw:layer="Master1-bg" draw:style-name="a137" draw:name="Rectangle 8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38" draw:name="Picture 6" svg:x="0in" svg:y="6.71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onnector draw:type="line" svg:x1="0in" svg:y1="6.71665in" svg:x2="13.33333in" svg:y2="6.71665in" draw:id="id37" draw:layer="Master1-bg" draw:style-name="a139" draw:name="Straight Connector 11">
        <svg:title/>
        <svg:desc/>
      </draw:connector>
      <draw:frame draw:id="id38" presentation:style-name="a143" draw:name="Title 1" svg:x="1.67836in" svg:y="0.88024in" svg:width="10.41137in" svg:height="1.15847in" presentation:class="title" presentation:placeholder="false">
        <draw:text-box>
          <text:p text:style-name="a142" text:class-names="" text:cond-style-name=""><text:span text:style-name="a140" text:class-names="">Modifiez le style du titre</text:span><text:span text:style-name="a141" text:class-names=""/></text:p>
        </draw:text-box>
        <svg:title/>
        <svg:desc/>
      </draw:frame>
      <draw:frame draw:id="id39" presentation:style-name="a160" draw:name="Content Placeholder 2" svg:x="1.67836in" svg:y="2.19912in" svg:width="5.04in" svg:height="3.76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Modifier les styles du texte du masque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Deuxième niveau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Cinquième niveau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7" draw:name="Content Placeholder 3" svg:x="7.05905in" svg:y="2.20619in" svg:width="5.03514in" svg:height="3.76369in" presentation:class="object" presentation:placeholder="false">
        <draw:text-box>
          <text:list text:style-name="a163">
            <text:list-item>
              <text:p text:style-name="a162" text:class-names="" text:cond-style-name=""><text:span text:style-name="a161" text:class-names="">Modifier les styles du texte du masque</text:span></text:p>
            </text:list-item>
          </text:list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3" text:class-names="">Cinquième niveau</text:span><text:span text:style-name="a1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1" draw:name="Date Placeholder 4" svg:x="8.26131in" svg:y="0.3613in" svg:width="3.82843in" svg:height="0.33815in" presentation:class="date-time" presentation:placeholder="false">
        <draw:text-box>
          <text:p text:style-name="a180" text:class-names="" text:cond-style-name=""><text:span text:style-name="a178" text:class-names=""><text:date text:fixed="false" style:data-style-name="a179">5/29/2018</text:date></text:span></text:p>
        </draw:text-box>
        <svg:title/>
        <svg:desc/>
      </draw:frame>
      <draw:frame draw:id="id42" presentation:style-name="a184" draw:name="Footer Placeholder 5" svg:x="1.67836in" svg:y="0.36013in" svg:width="6.40389in" svg:height="0.33815in" presentation:class="footer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43" presentation:style-name="a187" draw:name="Slide Number Placeholder 6" svg:x="0.525in" svg:y="0.87377in" svg:width="0.88694in" svg:height="0.55072in" presentation:class="page-number" presentation:placeholder="false">
        <draw:text-box>
          <text:p text:style-name="a186" text:class-names="" text:cond-style-name=""><text:span text:style-name="a185" text:class-names=""><text:page-number style:num-format="1" text:fixed="false"/></text:span></text:p>
        </draw:text-box>
        <svg:title/>
        <svg:desc/>
      </draw:frame>
      <draw:connector draw:type="line" svg:x1="1.5001in" svg:y1="0.87377in" svg:x2="1.5001in" svg:y2="2.04084in" draw:id="id44" draw:style-name="a188" draw:name="Straight Connector 8">
        <svg:title/>
        <svg:desc/>
      </draw:connector>
    </style:master-page>
    <style:master-page style:name="Master1-Layout5-twoTxTwoObj-Comparaison" style:page-layout-name="pageLayout1" draw:style-name="a190">
      <draw:custom-shape svg:x="0in" svg:y="2.20443in" svg:width="13.33333in" svg:height="4.50441in" draw:id="id45" draw:layer="Master1-bg" draw:style-name="a194" draw:name="Rectangle 8">
        <svg:title/>
        <svg:desc/>
        <text:p text:style-name="a192" text:class-names="" text:cond-style-name=""><text:span text:style-name="a1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95" draw:name="Picture 6" svg:x="0in" svg:y="6.71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onnector draw:type="line" svg:x1="0in" svg:y1="6.71665in" svg:x2="13.33333in" svg:y2="6.71665in" draw:id="id47" draw:layer="Master1-bg" draw:style-name="a196" draw:name="Straight Connector 11">
        <svg:title/>
        <svg:desc/>
      </draw:connector>
      <draw:frame draw:id="id48" presentation:style-name="a200" draw:name="Title 1" svg:x="1.67836in" svg:y="0.87944in" svg:width="10.41137in" svg:height="1.1552in" presentation:class="title" presentation:placeholder="false">
        <draw:text-box>
          <text:p text:style-name="a199" text:class-names="" text:cond-style-name=""><text:span text:style-name="a197" text:class-names="">Modifiez le style du titre</text:span><text:span text:style-name="a198" text:class-names=""/></text:p>
        </draw:text-box>
        <svg:title/>
        <svg:desc/>
      </draw:frame>
      <draw:frame draw:id="id49" presentation:style-name="a204" draw:name="Text Placeholder 2" svg:x="1.67836in" svg:y="2.20861in" svg:width="5.04in" svg:height="0.87702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221" draw:name="Content Placeholder 3" svg:x="1.67836in" svg:y="3.08866in" svg:width="5.04in" svg:height="2.89201in" presentation:class="object" presentation:placeholder="false">
        <draw:text-box>
          <text:list text:style-name="a207">
            <text:list-item>
              <text:p text:style-name="a206" text:class-names="" text:cond-style-name=""><text:span text:style-name="a205" text:class-names="">Modifier les styles du texte du masque</text:span></text:p>
            </text:list-item>
          </text:list>
          <text:list text:style-name="a210">
            <text:list-item>
              <text:list text:style-name="a210">
                <text:list-item>
                  <text:p text:style-name="a209" text:class-names="" text:cond-style-name=""><text:span text:style-name="a208" text:class-names="">Deuxième niveau</text:span></text:p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p text:style-name="a212" text:class-names="" text:cond-style-name=""><text:span text:style-name="a2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p text:style-name="a215" text:class-names="" text:cond-style-name=""><text:span text:style-name="a2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list text:style-name="a220">
                            <text:list-item>
                              <text:p text:style-name="a219" text:class-names="" text:cond-style-name=""><text:span text:style-name="a217" text:class-names="">Cinquième niveau</text:span><text:span text:style-name="a2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25" draw:name="Text Placeholder 4" svg:x="7.05905in" svg:y="2.21238in" svg:width="5.04in" svg:height="0.87734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Modifier les styles du texte du masque</text:span></text:p>
            </text:list-item>
          </text:list>
        </draw:text-box>
        <svg:title/>
        <svg:desc/>
      </draw:frame>
      <draw:frame draw:id="id52" presentation:style-name="a242" draw:name="Content Placeholder 5" svg:x="7.05905in" svg:y="3.08562in" svg:width="5.04in" svg:height="2.88426in" presentation:class="object" presentation:placeholder="false">
        <draw:text-box>
          <text:list text:style-name="a228">
            <text:list-item>
              <text:p text:style-name="a227" text:class-names="" text:cond-style-name=""><text:span text:style-name="a226" text:class-names="">Modifier les styles du texte du masque</text:span></text:p>
            </text:list-item>
          </text:list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Deuxième niveau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8" text:class-names="">Cinquième niveau</text:span><text:span text:style-name="a2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46" draw:name="Date Placeholder 6" svg:x="8.26131in" svg:y="0.3613in" svg:width="3.82843in" svg:height="0.33815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5/29/2018</text:date></text:span></text:p>
        </draw:text-box>
        <svg:title/>
        <svg:desc/>
      </draw:frame>
      <draw:frame draw:id="id54" presentation:style-name="a249" draw:name="Footer Placeholder 7" svg:x="1.67836in" svg:y="0.36013in" svg:width="6.40389in" svg:height="0.33815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55" presentation:style-name="a252" draw:name="Slide Number Placeholder 8" svg:x="0.525in" svg:y="0.87377in" svg:width="0.88694in" svg:height="0.55072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connector draw:type="line" svg:x1="1.5001in" svg:y1="0.87377in" svg:x2="1.5001in" svg:y2="2.04084in" draw:id="id56" draw:style-name="a253" draw:name="Straight Connector 10">
        <svg:title/>
        <svg:desc/>
      </draw:connector>
    </style:master-page>
    <style:master-page style:name="Master1-Layout6-titleOnly-Titre-seul" style:page-layout-name="pageLayout1" draw:style-name="a255">
      <draw:custom-shape svg:x="0in" svg:y="2.20443in" svg:width="13.33333in" svg:height="4.50441in" draw:id="id57" draw:layer="Master1-bg" draw:style-name="a259" draw:name="Rectangle 8">
        <svg:title/>
        <svg:desc/>
        <text:p text:style-name="a257" text:class-names="" text:cond-style-name=""><text:span text:style-name="a2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60" draw:name="Picture 6" svg:x="0in" svg:y="6.71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onnector draw:type="line" svg:x1="0in" svg:y1="6.71665in" svg:x2="13.33333in" svg:y2="6.71665in" draw:id="id59" draw:layer="Master1-bg" draw:style-name="a261" draw:name="Straight Connector 11">
        <svg:title/>
        <svg:desc/>
      </draw:connector>
      <draw:frame draw:id="id60" presentation:style-name="a265" draw:name="Title 1" svg:x="1.67836in" svg:y="0.87983in" svg:width="10.41137in" svg:height="1.14746in" presentation:class="title" presentation:placeholder="false">
        <draw:text-box>
          <text:p text:style-name="a264" text:class-names="" text:cond-style-name=""><text:span text:style-name="a262" text:class-names="">Modifiez le style du titre</text:span><text:span text:style-name="a263" text:class-names=""/></text:p>
        </draw:text-box>
        <svg:title/>
        <svg:desc/>
      </draw:frame>
      <draw:frame draw:id="id61" presentation:style-name="a269" draw:name="Date Placeholder 2" svg:x="8.26131in" svg:y="0.3613in" svg:width="3.82843in" svg:height="0.33815in" presentation:class="date-time" presentation:placeholder="false">
        <draw:text-box>
          <text:p text:style-name="a268" text:class-names="" text:cond-style-name=""><text:span text:style-name="a266" text:class-names=""><text:date text:fixed="false" style:data-style-name="a267">5/29/2018</text:date></text:span></text:p>
        </draw:text-box>
        <svg:title/>
        <svg:desc/>
      </draw:frame>
      <draw:frame draw:id="id62" presentation:style-name="a272" draw:name="Footer Placeholder 3" svg:x="1.67836in" svg:y="0.36013in" svg:width="6.40389in" svg:height="0.33815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63" presentation:style-name="a275" draw:name="Slide Number Placeholder 4" svg:x="0.525in" svg:y="0.87377in" svg:width="0.88694in" svg:height="0.55072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  <draw:connector draw:type="line" svg:x1="1.5001in" svg:y1="0.87377in" svg:x2="1.5001in" svg:y2="2.04084in" draw:id="id64" draw:style-name="a276" draw:name="Straight Connector 6">
        <svg:title/>
        <svg:desc/>
      </draw:connector>
    </style:master-page>
    <style:master-page style:name="Master1-Layout7-blank-Vide" style:page-layout-name="pageLayout1" draw:style-name="a278">
      <draw:custom-shape svg:x="0in" svg:y="2.20443in" svg:width="13.33333in" svg:height="4.50441in" draw:id="id65" draw:layer="Master1-bg" draw:style-name="a282" draw:name="Rectangle 8">
        <svg:title/>
        <svg:desc/>
        <text:p text:style-name="a280" text:class-names="" text:cond-style-name=""><text:span text:style-name="a2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83" draw:name="Picture 6" svg:x="0in" svg:y="6.71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onnector draw:type="line" svg:x1="0in" svg:y1="6.71665in" svg:x2="13.33333in" svg:y2="6.71665in" draw:id="id67" draw:layer="Master1-bg" draw:style-name="a284" draw:name="Straight Connector 11">
        <svg:title/>
        <svg:desc/>
      </draw:connector>
      <draw:frame draw:id="id68" presentation:style-name="a288" draw:name="Date Placeholder 1" svg:x="8.26131in" svg:y="0.3613in" svg:width="3.82843in" svg:height="0.33815in" presentation:class="date-time" presentation:placeholder="false">
        <draw:text-box>
          <text:p text:style-name="a287" text:class-names="" text:cond-style-name=""><text:span text:style-name="a285" text:class-names=""><text:date text:fixed="false" style:data-style-name="a286">5/29/2018</text:date></text:span></text:p>
        </draw:text-box>
        <svg:title/>
        <svg:desc/>
      </draw:frame>
      <draw:frame draw:id="id69" presentation:style-name="a291" draw:name="Footer Placeholder 2" svg:x="1.67836in" svg:y="0.36013in" svg:width="6.40389in" svg:height="0.33815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70" presentation:style-name="a294" draw:name="Slide Number Placeholder 3" svg:x="0.525in" svg:y="0.87377in" svg:width="0.88694in" svg:height="0.55072in" presentation:class="page-number" presentation:placeholder="false">
        <draw:text-box>
          <text:p text:style-name="a293" text:class-names="" text:cond-style-name=""><text:span text:style-name="a292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96">
      <draw:custom-shape svg:x="0in" svg:y="2.20443in" svg:width="13.33333in" svg:height="4.50441in" draw:id="id71" draw:layer="Master1-bg" draw:style-name="a300" draw:name="Rectangle 8">
        <svg:title/>
        <svg:desc/>
        <text:p text:style-name="a298" text:class-names="" text:cond-style-name=""><text:span text:style-name="a2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01" draw:name="Picture 6" svg:x="0in" svg:y="6.71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onnector draw:type="line" svg:x1="0in" svg:y1="6.71665in" svg:x2="13.33333in" svg:y2="6.71665in" draw:id="id73" draw:layer="Master1-bg" draw:style-name="a302" draw:name="Straight Connector 11">
        <svg:title/>
        <svg:desc/>
      </draw:connector>
      <draw:frame draw:id="id74" presentation:style-name="a306" draw:name="Title 1" svg:x="1.6783in" svg:y="0.87377in" svg:width="3.48111in" svg:height="2.45748in" presentation:class="title" presentation:placeholder="false">
        <draw:text-box>
          <text:p text:style-name="a305" text:class-names="" text:cond-style-name=""><text:span text:style-name="a303" text:class-names="">Modifiez le style du titre</text:span><text:span text:style-name="a304" text:class-names=""/></text:p>
        </draw:text-box>
        <svg:title/>
        <svg:desc/>
      </draw:frame>
      <draw:frame draw:id="id75" presentation:style-name="a323" draw:name="Content Placeholder 2" svg:x="5.51587in" svg:y="0.87377in" svg:width="6.57532in" svg:height="5.09495in" presentation:class="object" presentation:placeholder="false">
        <draw:text-box>
          <text:list text:style-name="a309">
            <text:list-item>
              <text:p text:style-name="a308" text:class-names="" text:cond-style-name=""><text:span text:style-name="a307" text:class-names="">Modifier les styles du texte du masque</text:span></text:p>
            </text:list-item>
          </text:list>
          <text:list text:style-name="a312">
            <text:list-item>
              <text:list text:style-name="a312">
                <text:list-item>
                  <text:p text:style-name="a311" text:class-names="" text:cond-style-name=""><text:span text:style-name="a310" text:class-names="">Deuxième niveau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p text:style-name="a317" text:class-names="" text:cond-style-name=""><text:span text:style-name="a3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list text:style-name="a322">
                            <text:list-item>
                              <text:p text:style-name="a321" text:class-names="" text:cond-style-name=""><text:span text:style-name="a319" text:class-names="">Cinquième niveau</text:span><text:span text:style-name="a3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27" draw:name="Text Placeholder 3" svg:x="1.67836in" svg:y="3.50557in" svg:width="3.48315in" svg:height="2.45864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Modifier les styles du texte du masque</text:span></text:p>
            </text:list-item>
          </text:list>
        </draw:text-box>
        <svg:title/>
        <svg:desc/>
      </draw:frame>
      <draw:frame draw:id="id77" presentation:style-name="a331" draw:name="Date Placeholder 4" svg:x="8.26131in" svg:y="0.3613in" svg:width="3.82843in" svg:height="0.33815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5/29/2018</text:date></text:span></text:p>
        </draw:text-box>
        <svg:title/>
        <svg:desc/>
      </draw:frame>
      <draw:frame draw:id="id78" presentation:style-name="a334" draw:name="Footer Placeholder 5" svg:x="1.67836in" svg:y="0.36013in" svg:width="6.40389in" svg:height="0.33815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79" presentation:style-name="a337" draw:name="Slide Number Placeholder 6" svg:x="0.525in" svg:y="0.87377in" svg:width="0.88694in" svg:height="0.55072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  <draw:connector draw:type="line" svg:x1="1.5001in" svg:y1="0.87377in" svg:x2="1.5001in" svg:y2="3.33124in" draw:id="id80" draw:style-name="a338" draw:name="Straight Connector 8">
        <svg:title/>
        <svg:desc/>
      </draw:connector>
    </style:master-page>
    <style:master-page style:name="Master1-Layout9-picTx-Image-avec-légende" style:page-layout-name="pageLayout1" draw:style-name="a340">
      <draw:custom-shape svg:x="0in" svg:y="2.20443in" svg:width="13.33333in" svg:height="4.50441in" draw:id="id81" draw:layer="Master1-bg" draw:style-name="a344" draw:name="Rectangle 8">
        <svg:title/>
        <svg:desc/>
        <text:p text:style-name="a342" text:class-names="" text:cond-style-name=""><text:span text:style-name="a3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45" draw:name="Picture 6" svg:x="0in" svg:y="6.71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onnector draw:type="line" svg:x1="0in" svg:y1="6.71665in" svg:x2="13.33333in" svg:y2="6.71665in" draw:id="id83" draw:layer="Master1-bg" draw:style-name="a346" draw:name="Straight Connector 11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73" draw:name="Rectangle 17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77" draw:name="Rectangle 18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50" draw:name="Title 1" svg:x="1.67946in" svg:y="1.23525in" svg:width="5.95783in" svg:height="2.00195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86" presentation:style-name="a354" draw:name="Picture Placeholder 2" svg:x="8.88494in" svg:y="1.22763in" svg:width="3.05246in" svg:height="4.22827in" presentation:class="graphic" presentation:placeholder="false">
        <draw:text-box>
          <text:p text:style-name="a353" text:class-names="" text:cond-style-name=""><text:span text:style-name="a351" text:class-names="">Cliquez sur l'icône pour ajouter une image</text:span><text:span text:style-name="a352" text:class-names=""/></text:p>
        </draw:text-box>
        <svg:title/>
        <svg:desc/>
      </draw:frame>
      <draw:frame draw:id="id87" presentation:style-name="a358" draw:name="Text Placeholder 3" svg:x="1.67836in" svg:y="3.4405in" svg:width="5.9493in" svg:height="2.19132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Modifier les styles du texte du masque</text:span></text:p>
            </text:list-item>
          </text:list>
        </draw:text-box>
        <svg:title/>
        <svg:desc/>
      </draw:frame>
      <draw:frame draw:id="id88" presentation:style-name="a362" draw:name="Date Placeholder 4" svg:x="1.67836in" svg:y="5.98191in" svg:width="5.9493in" svg:height="0.35009in" presentation:class="date-time" presentation:placeholder="false">
        <draw:text-box>
          <text:p text:style-name="a361" text:class-names="" text:cond-style-name=""><text:span text:style-name="a359" text:class-names=""><text:date text:fixed="false" style:data-style-name="a360">5/29/2018</text:date></text:span></text:p>
        </draw:text-box>
        <svg:title/>
        <svg:desc/>
      </draw:frame>
      <draw:frame draw:id="id89" presentation:style-name="a365" draw:name="Footer Placeholder 5" svg:x="1.6786in" svg:y="0.34847in" svg:width="5.96399in" svg:height="0.35097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90" presentation:style-name="a368" draw:name="Slide Number Placeholder 6" svg:x="0.525in" svg:y="0.87377in" svg:width="0.88694in" svg:height="0.55072in" presentation:class="page-number" presentation:placeholder="false">
        <draw:text-box>
          <text:p text:style-name="a367" text:class-names="" text:cond-style-name=""><text:span text:style-name="a366" text:class-names=""><text:page-number style:num-format="1" text:fixed="false"/></text:span></text:p>
        </draw:text-box>
        <svg:title/>
        <svg:desc/>
      </draw:frame>
      <draw:connector draw:type="line" svg:x1="1.5001in" svg:y1="0.87377in" svg:x2="1.5001in" svg:y2="3.2372in" draw:id="id91" draw:style-name="a369" draw:name="Straight Connector 13">
        <svg:title/>
        <svg:desc/>
      </draw:connector>
    </style:master-page>
    <style:master-page style:name="Master1-Layout10-vertTx-Titre-et-texte-vertical" style:page-layout-name="pageLayout1" draw:style-name="a379">
      <draw:custom-shape svg:x="0in" svg:y="2.20443in" svg:width="13.33333in" svg:height="4.50441in" draw:id="id94" draw:layer="Master1-bg" draw:style-name="a383" draw:name="Rectangle 8">
        <svg:title/>
        <svg:desc/>
        <text:p text:style-name="a381" text:class-names="" text:cond-style-name=""><text:span text:style-name="a3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84" draw:name="Picture 6" svg:x="0in" svg:y="6.71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onnector draw:type="line" svg:x1="0in" svg:y1="6.71665in" svg:x2="13.33333in" svg:y2="6.71665in" draw:id="id96" draw:layer="Master1-bg" draw:style-name="a385" draw:name="Straight Connector 11">
        <svg:title/>
        <svg:desc/>
      </draw:connector>
      <draw:frame draw:id="id97" presentation:style-name="a389" draw:name="Title 1" svg:x="1.67836in" svg:y="0.87983in" svg:width="10.41137in" svg:height="1.14746in" presentation:class="title" presentation:placeholder="false">
        <draw:text-box>
          <text:p text:style-name="a388" text:class-names="" text:cond-style-name=""><text:span text:style-name="a386" text:class-names="">Modifiez le style du titre</text:span><text:span text:style-name="a387" text:class-names=""/></text:p>
        </draw:text-box>
        <svg:title/>
        <svg:desc/>
      </draw:frame>
      <draw:frame draw:id="id98" presentation:style-name="a406" draw:name="Vertical Text Placeholder 2" svg:x="1.67836in" svg:y="2.20443in" svg:width="10.41137in" svg:height="3.77364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Modifier les styles du texte du masque</text:span></text:p>
            </text:list-item>
          </text:list>
          <text:list text:style-name="a395">
            <text:list-item>
              <text:list text:style-name="a395">
                <text:list-item>
                  <text:p text:style-name="a394" text:class-names="" text:cond-style-name=""><text:span text:style-name="a393" text:class-names="">Deuxième niveau</text:span></text:p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p text:style-name="a397" text:class-names="" text:cond-style-name=""><text:span text:style-name="a3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p text:style-name="a400" text:class-names="" text:cond-style-name=""><text:span text:style-name="a3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list text:style-name="a405">
                            <text:list-item>
                              <text:p text:style-name="a404" text:class-names="" text:cond-style-name=""><text:span text:style-name="a402" text:class-names="">Cinquième niveau</text:span><text:span text:style-name="a4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10" draw:name="Date Placeholder 3" svg:x="8.26131in" svg:y="0.3613in" svg:width="3.82843in" svg:height="0.33815in" presentation:class="date-time" presentation:placeholder="false">
        <draw:text-box>
          <text:p text:style-name="a409" text:class-names="" text:cond-style-name=""><text:span text:style-name="a407" text:class-names=""><text:date text:fixed="false" style:data-style-name="a408">5/29/2018</text:date></text:span></text:p>
        </draw:text-box>
        <svg:title/>
        <svg:desc/>
      </draw:frame>
      <draw:frame draw:id="id100" presentation:style-name="a413" draw:name="Footer Placeholder 4" svg:x="1.67836in" svg:y="0.36013in" svg:width="6.40389in" svg:height="0.33815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101" presentation:style-name="a416" draw:name="Slide Number Placeholder 5" svg:x="0.525in" svg:y="0.87377in" svg:width="0.88694in" svg:height="0.55072in" presentation:class="page-number" presentation:placeholder="false">
        <draw:text-box>
          <text:p text:style-name="a415" text:class-names="" text:cond-style-name=""><text:span text:style-name="a414" text:class-names=""><text:page-number style:num-format="1" text:fixed="false"/></text:span></text:p>
        </draw:text-box>
        <svg:title/>
        <svg:desc/>
      </draw:frame>
      <draw:connector draw:type="line" svg:x1="1.5001in" svg:y1="0.87377in" svg:x2="1.5001in" svg:y2="2.04084in" draw:id="id102" draw:style-name="a417" draw:name="Straight Connector 7">
        <svg:title/>
        <svg:desc/>
      </draw:connector>
    </style:master-page>
    <style:master-page style:name="Master1-Layout11-vertTitleAndTx-Titre-vertical-et-texte" style:page-layout-name="pageLayout1" draw:style-name="a419">
      <draw:custom-shape svg:x="0in" svg:y="2.20443in" svg:width="13.33333in" svg:height="4.50441in" draw:id="id103" draw:layer="Master1-bg" draw:style-name="a423" draw:name="Rectangle 8">
        <svg:title/>
        <svg:desc/>
        <text:p text:style-name="a421" text:class-names="" text:cond-style-name=""><text:span text:style-name="a4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424" draw:name="Picture 6" svg:x="0in" svg:y="6.71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onnector draw:type="line" svg:x1="0in" svg:y1="6.71665in" svg:x2="13.33333in" svg:y2="6.71665in" draw:id="id105" draw:layer="Master1-bg" draw:style-name="a425" draw:name="Straight Connector 11">
        <svg:title/>
        <svg:desc/>
      </draw:connector>
      <draw:frame draw:id="id106" presentation:style-name="a429" draw:name="Vertical Title 1" svg:x="10.32274in" svg:y="0.9666in" svg:width="1.767in" svg:height="5.00328in" presentation:class="title" presentation:placeholder="false">
        <draw:text-box>
          <text:p text:style-name="a428" text:class-names="" text:cond-style-name=""><text:span text:style-name="a426" text:class-names="">Modifiez le style du titre</text:span><text:span text:style-name="a427" text:class-names=""/></text:p>
        </draw:text-box>
        <svg:title/>
        <svg:desc/>
      </draw:frame>
      <draw:frame draw:id="id107" presentation:style-name="a446" draw:name="Vertical Text Placeholder 2" svg:x="1.67836in" svg:y="0.9666in" svg:width="8.46326in" svg:height="5.00328in" presentation:class="outline" presentation:placeholder="false">
        <draw:text-box>
          <text:list text:style-name="a432">
            <text:list-item>
              <text:p text:style-name="a431" text:class-names="" text:cond-style-name=""><text:span text:style-name="a430" text:class-names="">Modifier les styles du texte du masque</text:span></text:p>
            </text:list-item>
          </text:list>
          <text:list text:style-name="a435">
            <text:list-item>
              <text:list text:style-name="a435">
                <text:list-item>
                  <text:p text:style-name="a434" text:class-names="" text:cond-style-name=""><text:span text:style-name="a433" text:class-names="">Deuxième niveau</text:span></text:p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p text:style-name="a437" text:class-names="" text:cond-style-name=""><text:span text:style-name="a43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list text:style-name="a441">
                        <text:list-item>
                          <text:p text:style-name="a440" text:class-names="" text:cond-style-name=""><text:span text:style-name="a43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list text:style-name="a445">
                            <text:list-item>
                              <text:p text:style-name="a444" text:class-names="" text:cond-style-name=""><text:span text:style-name="a442" text:class-names="">Cinquième niveau</text:span><text:span text:style-name="a4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50" draw:name="Date Placeholder 3" svg:x="8.26131in" svg:y="0.3613in" svg:width="3.82843in" svg:height="0.33815in" presentation:class="date-time" presentation:placeholder="false">
        <draw:text-box>
          <text:p text:style-name="a449" text:class-names="" text:cond-style-name=""><text:span text:style-name="a447" text:class-names=""><text:date text:fixed="false" style:data-style-name="a448">5/29/2018</text:date></text:span></text:p>
        </draw:text-box>
        <svg:title/>
        <svg:desc/>
      </draw:frame>
      <draw:frame draw:id="id109" presentation:style-name="a453" draw:name="Footer Placeholder 4" svg:x="1.67836in" svg:y="0.36013in" svg:width="6.40389in" svg:height="0.33815in" presentation:class="footer" presentation:placeholder="false">
        <draw:text-box>
          <text:p text:style-name="a452" text:class-names="" text:cond-style-name=""><text:span text:style-name="a451" text:class-names=""/></text:p>
        </draw:text-box>
        <svg:title/>
        <svg:desc/>
      </draw:frame>
      <draw:frame draw:id="id110" presentation:style-name="a456" draw:name="Slide Number Placeholder 5" svg:x="0.525in" svg:y="0.87377in" svg:width="0.88694in" svg:height="0.55072in" presentation:class="page-number" presentation:placeholder="false">
        <draw:text-box>
          <text:p text:style-name="a455" text:class-names="" text:cond-style-name=""><text:span text:style-name="a454" text:class-names=""><text:page-number style:num-format="1" text:fixed="false"/></text:span></text:p>
        </draw:text-box>
        <svg:title/>
        <svg:desc/>
      </draw:frame>
      <draw:connector draw:type="line" svg:x1="12.08973in" svg:y1="0.78661in" svg:x2="10.32274in" svg:y2="0.78661in" draw:id="id111" draw:style-name="a457" draw:name="Straight Connector 7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</dc:title>
    <meta:initial-creator>zied khayechi</meta:initial-creator>
    <dc:creator>zied khayechi</dc:creator>
    <meta:creation-date>2017-12-07T05:58:44Z</meta:creation-date>
    <dc:date>2018-05-29T11:57:13Z</dc:date>
    <meta:template xlink:href="Gallery" xlink:type="simple"/>
    <meta:editing-cycles>2</meta:editing-cycles>
    <meta:editing-duration>PT1664S</meta:editing-duration>
    <meta:document-statistic meta:paragraph-count="9" meta:word-count="9"/>
  </office:meta>
</office:document-meta>
</file>